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29dc"/>
    </style:style>
    <style:style style:name="P2" style:family="paragraph" style:parent-style-name="Text_20_body" style:list-style-name="L4">
      <style:text-properties officeooo:rsid="0014cc0b" officeooo:paragraph-rsid="0018bbb9"/>
    </style:style>
    <style:style style:name="P3" style:family="paragraph" style:parent-style-name="Text_20_body" style:list-style-name="L4">
      <style:text-properties officeooo:rsid="0014cc0b" officeooo:paragraph-rsid="001cc5bb"/>
    </style:style>
    <style:style style:name="P4" style:family="paragraph" style:parent-style-name="Text_20_body" style:list-style-name="L4">
      <style:text-properties officeooo:rsid="0014cc0b" officeooo:paragraph-rsid="001eb682"/>
    </style:style>
    <style:style style:name="P5" style:family="paragraph" style:parent-style-name="Text_20_body" style:list-style-name="L4">
      <style:text-properties officeooo:rsid="0014cc0b" officeooo:paragraph-rsid="0020fc8d"/>
    </style:style>
    <style:style style:name="P6" style:family="paragraph" style:parent-style-name="Text_20_body" style:list-style-name="L5">
      <style:text-properties officeooo:rsid="0014cc0b" officeooo:paragraph-rsid="0018bbb9"/>
    </style:style>
    <style:style style:name="P7" style:family="paragraph" style:parent-style-name="Text_20_body" style:list-style-name="L5">
      <style:text-properties officeooo:rsid="0014cc0b" officeooo:paragraph-rsid="001cc5bb"/>
    </style:style>
    <style:style style:name="P8" style:family="paragraph" style:parent-style-name="Text_20_body" style:list-style-name="L8">
      <style:text-properties officeooo:rsid="0014cc0b" officeooo:paragraph-rsid="001eb682"/>
    </style:style>
    <style:style style:name="P9" style:family="paragraph" style:parent-style-name="Text_20_body" style:list-style-name="L9">
      <style:text-properties officeooo:rsid="0014cc0b" officeooo:paragraph-rsid="0020fc8d"/>
    </style:style>
    <style:style style:name="P10" style:family="paragraph" style:parent-style-name="Text_20_body" style:list-style-name="L9">
      <style:text-properties officeooo:rsid="0014cc0b" officeooo:paragraph-rsid="002101ec"/>
    </style:style>
    <style:style style:name="P11" style:family="paragraph" style:parent-style-name="Text_20_body">
      <style:text-properties officeooo:rsid="0016ca43" officeooo:paragraph-rsid="0018bbb9"/>
    </style:style>
    <style:style style:name="P12" style:family="paragraph" style:parent-style-name="Text_20_body">
      <style:text-properties officeooo:paragraph-rsid="001cc5bb"/>
    </style:style>
    <style:style style:name="P13" style:family="paragraph" style:parent-style-name="Text_20_body">
      <style:text-properties officeooo:rsid="001cc5bb" officeooo:paragraph-rsid="001c3db5"/>
    </style:style>
    <style:style style:name="P14" style:family="paragraph" style:parent-style-name="Text_20_body">
      <style:text-properties officeooo:rsid="001cc5bb" officeooo:paragraph-rsid="001eb682"/>
    </style:style>
    <style:style style:name="P15" style:family="paragraph" style:parent-style-name="Text_20_body">
      <style:text-properties officeooo:rsid="0020fc8d" officeooo:paragraph-rsid="0020fc8d"/>
    </style:style>
    <style:style style:name="P16" style:family="paragraph" style:parent-style-name="Text_20_body" style:list-style-name="L4">
      <style:text-properties officeooo:rsid="002101ec" officeooo:paragraph-rsid="002101ec"/>
    </style:style>
    <style:style style:name="P17" style:family="paragraph" style:parent-style-name="Text_20_body" style:list-style-name="L1">
      <style:paragraph-properties fo:margin-left="1.3cm" fo:margin-right="0cm" fo:margin-top="0cm" fo:margin-bottom="0cm" loext:contextual-spacing="false" fo:line-height="100%" fo:text-indent="-0.64cm" style:auto-text-indent="false">
        <style:tab-stops/>
      </style:paragraph-properties>
      <style:text-properties officeooo:rsid="0014cc0b" officeooo:paragraph-rsid="0018bbb9"/>
    </style:style>
    <style:style style:name="P18" style:family="paragraph" style:parent-style-name="Heading">
      <style:text-properties officeooo:rsid="0014cc0b" officeooo:paragraph-rsid="0018bbb9"/>
    </style:style>
    <style:style style:name="P19" style:family="paragraph" style:parent-style-name="Heading">
      <style:text-properties officeooo:rsid="0014cc0b" officeooo:paragraph-rsid="001cc5bb"/>
    </style:style>
    <style:style style:name="P20" style:family="paragraph" style:parent-style-name="Heading">
      <style:text-properties officeooo:rsid="0014cc0b" officeooo:paragraph-rsid="001eb682"/>
    </style:style>
    <style:style style:name="P21" style:family="paragraph" style:parent-style-name="Heading">
      <style:text-properties officeooo:rsid="0014cc0b" officeooo:paragraph-rsid="0020fc8d"/>
    </style:style>
    <style:style style:name="P22" style:family="paragraph" style:parent-style-name="Heading">
      <style:text-properties officeooo:paragraph-rsid="0018bbb9"/>
    </style:style>
    <style:style style:name="P2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1eb682" officeooo:paragraph-rsid="001eb682"/>
    </style:style>
    <style:style style:name="P2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01ec"/>
    </style:style>
    <style:style style:name="P2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16c49"/>
    </style:style>
    <style:style style:name="P2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paragraph-rsid="0018bbb9"/>
    </style:style>
    <style:style style:name="P2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paragraph-rsid="001cc5bb"/>
    </style:style>
    <style:style style:name="P3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1eb682" officeooo:paragraph-rsid="001eb682"/>
    </style:style>
    <style:style style:name="P3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1eb682" officeooo:paragraph-rsid="0020fc8d"/>
    </style:style>
    <style:style style:name="P3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1eb682" officeooo:paragraph-rsid="002101ec"/>
    </style:style>
    <style:style style:name="P3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01ec"/>
    </style:style>
    <style:style style:name="P3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16c49"/>
    </style:style>
    <style:style style:name="P3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paragraph-rsid="0018bbb9"/>
    </style:style>
    <style:style style:name="P36" style:family="paragraph" style:parent-style-name="Heading_20_3">
      <style:text-properties officeooo:paragraph-rsid="0018bbb9"/>
    </style:style>
    <style:style style:name="P37" style:family="paragraph" style:parent-style-name="Heading_20_3">
      <style:text-properties officeooo:rsid="001b8801" officeooo:paragraph-rsid="001c3db5"/>
    </style:style>
    <style:style style:name="P38" style:family="paragraph" style:parent-style-name="Heading_20_3" style:list-style-name="">
      <style:text-properties officeooo:rsid="001b8801" officeooo:paragraph-rsid="001c3db5"/>
    </style:style>
    <style:style style:name="P39" style:family="paragraph" style:parent-style-name="Heading_20_3" style:list-style-name="">
      <style:text-properties officeooo:rsid="001b8801" officeooo:paragraph-rsid="001cc5bb"/>
    </style:style>
    <style:style style:name="P40" style:family="paragraph" style:parent-style-name="Heading_20_3" style:list-style-name="">
      <style:text-properties officeooo:rsid="001b8801" officeooo:paragraph-rsid="0020fc8d"/>
    </style:style>
    <style:style style:name="P41" style:family="paragraph" style:parent-style-name="Heading_20_3" style:list-style-name="">
      <style:text-properties officeooo:rsid="001b8801" officeooo:paragraph-rsid="002101ec"/>
    </style:style>
    <style:style style:name="P42" style:family="paragraph" style:parent-style-name="Heading_20_3">
      <style:paragraph-properties fo:break-before="page"/>
      <style:text-properties officeooo:rsid="001b8801" officeooo:paragraph-rsid="001c3db5"/>
    </style:style>
    <style:style style:name="P43" style:family="paragraph" style:parent-style-name="Heading_20_3">
      <style:paragraph-properties fo:break-before="page"/>
      <style:text-properties officeooo:rsid="001b8801" officeooo:paragraph-rsid="001cc5bb"/>
    </style:style>
    <style:style style:name="P44" style:family="paragraph" style:parent-style-name="Heading_20_2" style:list-style-name="">
      <style:text-properties officeooo:rsid="001229dc" officeooo:paragraph-rsid="001229dc"/>
    </style:style>
    <style:style style:name="P45" style:family="paragraph" style:parent-style-name="Heading_20_2" style:list-style-name="">
      <style:text-properties officeooo:paragraph-rsid="001229dc"/>
    </style:style>
    <style:style style:name="P46" style:family="paragraph" style:parent-style-name="Heading_20_2">
      <style:paragraph-properties fo:break-before="page"/>
      <style:text-properties officeooo:paragraph-rsid="001229dc"/>
    </style:style>
    <style:style style:name="P47" style:family="paragraph" style:parent-style-name="Heading_20_2">
      <style:paragraph-properties fo:break-before="page"/>
      <style:text-properties officeooo:rsid="001229dc" officeooo:paragraph-rsid="001229dc"/>
    </style:style>
    <style:style style:name="T1" style:family="text">
      <style:text-properties officeooo:rsid="001229dc"/>
    </style:style>
    <style:style style:name="T2" style:family="text">
      <style:text-properties officeooo:rsid="0014cc0b"/>
    </style:style>
    <style:style style:name="T3" style:family="text">
      <style:text-properties officeooo:rsid="001c3db5"/>
    </style:style>
    <style:style style:name="T4" style:family="text">
      <style:text-properties officeooo:rsid="001cc5bb"/>
    </style:style>
    <style:style style:name="T5" style:family="text">
      <style:text-properties officeooo:rsid="001eb682"/>
    </style:style>
    <style:style style:name="T6" style:family="text">
      <style:text-properties officeooo:rsid="002101e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_Toc109_236450557" text:style-name="Index_20_Link" text:visited-style-name="Index_20_Link">OAuth [/oauth]<text:tab/>1</text:a></text:p>
          <text:p text:style-name="P24"><text:a xlink:type="simple" xlink:href="#__RefHeading___Toc132_236450557" text:style-name="Index_20_Link" text:visited-style-name="Index_20_Link">Get Token [POST /token]<text:tab/>1</text:a></text:p>
          <text:p text:style-name="P23"><text:a xlink:type="simple" xlink:href="#__RefHeading___Toc113_236450557" text:style-name="Index_20_Link" text:visited-style-name="Index_20_Link">Users [/users]<text:tab/>2</text:a></text:p>
          <text:p text:style-name="P24"><text:a xlink:type="simple" xlink:href="#__RefHeading___Toc134_236450557" text:style-name="Index_20_Link" text:visited-style-name="Index_20_Link">Get User [GET]<text:tab/>2</text:a></text:p>
          <text:p text:style-name="P24"><text:a xlink:type="simple" xlink:href="#__RefHeading___Toc136_236450557" text:style-name="Index_20_Link" text:visited-style-name="Index_20_Link">Get Summary [GET /summary]<text:tab/>2</text:a></text:p>
          <text:p text:style-name="P24"><text:a xlink:type="simple" xlink:href="#__RefHeading___Toc138_236450557" text:style-name="Index_20_Link" text:visited-style-name="Index_20_Link">Signup [POST /signup]<text:tab/>2</text:a></text:p>
          <text:p text:style-name="P24"><text:a xlink:type="simple" xlink:href="#__RefHeading___Toc140_236450557" text:style-name="Index_20_Link" text:visited-style-name="Index_20_Link">Change password [PUT /password]<text:tab/>2</text:a></text:p>
          <text:p text:style-name="P24"><text:a xlink:type="simple" xlink:href="#__RefHeading___Toc142_236450557" text:style-name="Index_20_Link" text:visited-style-name="Index_20_Link">Admin Delete user [DELETE /admin/{userid}]<text:tab/>2</text:a></text:p>
          <text:p text:style-name="P24"><text:a xlink:type="simple" xlink:href="#__RefHeading___Toc144_236450557" text:style-name="Index_20_Link" text:visited-style-name="Index_20_Link">Admin Change password [PUT /admin/password]<text:tab/>2</text:a></text:p>
          <text:p text:style-name="P23"><text:a xlink:type="simple" xlink:href="#__RefHeading___Toc115_236450557" text:style-name="Index_20_Link" text:visited-style-name="Index_20_Link">Characters [/characters]<text:tab/>2</text:a></text:p>
          <text:p text:style-name="P23"><text:a xlink:type="simple" xlink:href="#__RefHeading___Toc117_236450557" text:style-name="Index_20_Link" text:visited-style-name="Index_20_Link">Guilds [/guilds]<text:tab/>2</text:a></text:p>
          <text:p text:style-name="P23"><text:a xlink:type="simple" xlink:href="#__RefHeading___Toc119_236450557" text:style-name="Index_20_Link" text:visited-style-name="Index_20_Link">Teams [/teams]<text:tab/>2</text:a></text:p>
        </text:index-body>
      </text:table-of-content>
      <text:h text:style-name="P45" text:outline-level="2"/>
      <text:h text:style-name="P46" text:outline-level="2"><text:bookmark-start text:name="__RefHeading___Toc109_236450557"/><text:span text:style-name="T1">OAuth [/oauth]</text:span><text:bookmark-end text:name="__RefHeading___Toc109_236450557"/></text:h>
      <text:h text:style-name="P36" text:outline-level="3"><text:bookmark-start text:name="__RefHeading___Toc132_236450557"/>Get Token [<text:span text:style-name="T2">POST /token]</text:span><text:bookmark-end text:name="__RefHeading___Toc132_236450557"/></text:h>
      <text:p text:style-name="P11">Gets the OAuth token required in order to access the API methods, and identify the user making requests.</text:p>
      <text:p text:style-name="P22">Parameters </text:p>
      <text:list xml:id="list7477999041529642449" text:style-name="L1">
        <text:list-item>
          <text:p text:style-name="P17">username<text:tab/>-<text:tab/>text<text:tab/>-<text:tab/>user's name</text:p>
        </text:list-item>
        <text:list-item>
          <text:p text:style-name="P17">password<text:tab/>-<text:tab/>text<text:tab/>-<text:tab/>user's password</text:p>
        </text:list-item>
        <text:list-item>
          <text:p text:style-name="P17">grant_type <text:tab/>-<text:tab/>text<text:tab/>-<text:tab/>token grant method (password)</text:p>
        </text:list-item>
        <text:list-item>
          <text:p text:style-name="P17">scope<text:tab/><text:tab/>-<text:tab/>text<text:tab/>-<text:tab/>scope of access (read&amp;write)</text:p>
        </text:list-item>
        <text:list-item>
          <text:p text:style-name="P17">client_id<text:tab/>-<text:tab/>text<text:tab/>-<text:tab/>client's id (clientapp)</text:p>
        </text:list-item>
        <text:list-item>
          <text:p text:style-name="P17">client_secret<text:tab/>-<text:tab/>text<text:tab/>-<text:tab/>client's secret (secret)</text:p>
        </text:list-item>
      </text:list>
      <text:p text:style-name="P18">Request</text:p>
      <text:list xml:id="list4860603252007197006" text:style-name="L4">
        <text:list-item>
          <text:p text:style-name="P2">Headers</text:p>
          <text:list>
            <text:list-item>
              <text:p text:style-name="P2">Authorization: <text:span text:style-name="T4">Basic</text:span> SECRETCODEHERE==</text:p>
            </text:list-item>
          </text:list>
        </text:list-item>
      </text:list>
      <text:p text:style-name="P18">Response (application/json) 200</text:p>
      <text:list xml:id="list2269492510390879363" text:style-name="L5">
        <text:list-item>
          <text:p text:style-name="P6">Body</text:p>
        </text:list-item>
      </text:list>
      <text:p text:style-name="P35">{</text:p>
      <text:p text:style-name="P28"><text:s text:c="2"/>"access_token": "<text:span text:style-name="T2">ACCESS_TOKEN_UUID</text:span>",</text:p>
      <text:p text:style-name="P28"><text:s text:c="2"/>"token_type": "bearer",</text:p>
      <text:p text:style-name="P28"><text:s text:c="2"/>"refresh_token": "<text:span text:style-name="T2">REFRSH_TOKEN_UUID</text:span>",</text:p>
      <text:p text:style-name="P28"><text:s text:c="2"/>"expires_in": 43199,</text:p>
      <text:p text:style-name="P28"><text:s text:c="2"/>"scope": "read write"</text:p>
      <text:p text:style-name="P28">}</text:p>
      <text:p text:style-name="P28"/>
      <text:h text:style-name="P44" text:outline-level="2"/>
      <text:h text:style-name="P47" text:outline-level="2"><text:bookmark-start text:name="__RefHeading___Toc113_236450557"/>Users [/users]<text:bookmark-end text:name="__RefHeading___Toc113_236450557"/></text:h>
      <text:h text:style-name="P37" text:outline-level="3"><text:bookmark-start text:name="__RefHeading___Toc134_236450557"/><text:span text:style-name="T3">Get User [GET]</text:span><text:bookmark-end text:name="__RefHeading___Toc134_236450557"/></text:h>
      <text:p text:style-name="P13">Get the logged in user</text:p>
      <text:p text:style-name="P19">Request</text:p>
      <text:list xml:id="list215016551955612" text:continue-list="list4860603252007197006" text:style-name="L4">
        <text:list-item>
          <text:p text:style-name="P3">Headers</text:p>
          <text:list>
            <text:list-item>
              <text:p text:style-name="P3">Authorization: <text:span text:style-name="T4">Bearer</text:span> <text:span text:style-name="T4">USER_ACCESS_TOKEN</text:span></text:p>
            </text:list-item>
          </text:list>
        </text:list-item>
      </text:list>
      <text:p text:style-name="P19">Response (application/json) 200</text:p>
      <text:list xml:id="list215015499136877" text:continue-list="list2269492510390879363" text:style-name="L5">
        <text:list-item>
          <text:p text:style-name="P7">Body</text:p>
        </text:list-item>
      </text:list>
      <text:p text:style-name="P25">{</text:p>
      <text:p text:style-name="P30"><text:s text:c="2"/>"id": 1,</text:p>
      <text:p text:style-name="P30"><text:s text:c="2"/>"username": "admin",</text:p>
      <text:p text:style-name="P30"><text:s text:c="2"/>"email": "admin@zanvork.com",</text:p>
      <text:p text:style-name="P30"><text:s text:c="2"/>"roles": [</text:p>
      <text:p text:style-name="P30"><text:s text:c="4"/>"ROLE_ADMIN",</text:p>
      <text:p text:style-name="P30"><text:s text:c="4"/>"ROLE_USER"</text:p>
      <text:p text:style-name="P30"><text:s text:c="2"/>]</text:p>
      <text:p text:style-name="P30">}<text:tab/></text:p>
      <text:h text:style-name="P38" text:outline-level="3"/>
      <text:h text:style-name="P42" text:outline-level="3"><text:bookmark-start text:name="__RefHeading___Toc136_236450557"/><text:span text:style-name="T3">Get Summary [GET /summary]</text:span><text:bookmark-end text:name="__RefHeading___Toc136_236450557"/></text:h>
      <text:p text:style-name="P14">Get the <text:span text:style-name="T5">summary for the logged</text:span> in user</text:p>
      <text:p text:style-name="P20">Request</text:p>
      <text:list xml:id="list215016583558617" text:continue-list="list215016551955612" text:style-name="L4">
        <text:list-item>
          <text:p text:style-name="P4">Headers</text:p>
          <text:list>
            <text:list-item>
              <text:p text:style-name="P4">Authorization: <text:span text:style-name="T4">Bearer</text:span> <text:span text:style-name="T4">USER_ACCESS_TOKEN</text:span></text:p>
            </text:list-item>
          </text:list>
        </text:list-item>
      </text:list>
      <text:p text:style-name="P20">Response (application/json) 200</text:p>
      <text:list xml:id="list8459618354592741961" text:style-name="L8">
        <text:list-item>
          <text:p text:style-name="P8">Body</text:p>
        </text:list-item>
      </text:list>
      <text:p text:style-name="P25">{</text:p>
      <text:p text:style-name="P30"><text:s text:c="2"/>"user": {</text:p>
      <text:p text:style-name="P30"><text:s text:c="4"/>"id": 1,</text:p>
      <text:p text:style-name="P30"><text:s text:c="4"/>"username": "admin",</text:p>
      <text:p text:style-name="P30"><text:s text:c="4"/>"email": "admin@zanvork.com",</text:p>
      <text:p text:style-name="P30"><text:s text:c="4"/>"roles": [</text:p>
      <text:p text:style-name="P30"><text:s text:c="6"/>"ROLE_ADMIN",</text:p>
      <text:p text:style-name="P30"><text:s text:c="6"/>"ROLE_USER"</text:p>
      <text:p text:style-name="P30"><text:s text:c="4"/>]</text:p>
      <text:p text:style-name="P30"><text:s text:c="2"/>}</text:p>
      <text:p text:style-name="P30">}<text:tab/>//TODO: example with objects</text:p>
      <text:h text:style-name="P39" text:outline-level="3"/>
      <text:h text:style-name="P43" text:outline-level="3"><text:bookmark-start text:name="__DdeLink__125_236450557"/><text:bookmark-start text:name="__RefHeading___Toc138_236450557"/>Signup [POST /signup]<text:bookmark-end text:name="__DdeLink__125_236450557"/><text:bookmark-end text:name="__RefHeading___Toc138_236450557"/></text:h>
      <text:p text:style-name="P15">Create a user with the posted details</text:p>
      <text:p text:style-name="P21">Request</text:p>
      <text:list xml:id="list215016378689741" text:continue-list="list215016583558617" text:style-name="L4">
        <text:list-item>
          <text:p text:style-name="P5">Headers</text:p>
          <text:list>
            <text:list-item>
              <text:p text:style-name="P5">Authorization: <text:span text:style-name="T4">Basic</text:span> SECRETCODEHERE==</text:p>
            </text:list-item>
            <text:list-item>
              <text:p text:style-name="P16">Content-Type: application/json</text:p>
            </text:list-item>
          </text:list>
        </text:list-item>
      </text:list>
      <text:list xml:id="list3383178290884085069" text:style-name="L9">
        <text:list-item>
          <text:p text:style-name="P10">Body</text:p>
        </text:list-item>
      </text:list>
      <text:p text:style-name="P26">{</text:p>
      <text:p text:style-name="P33"><text:s text:c="4"/>"username": "test_user",</text:p>
      <text:p text:style-name="P33"><text:s text:c="4"/>"email" : "test_user@zanvork.com",</text:p>
      <text:p text:style-name="P33"><text:s text:c="4"/>"password" : "my_password"</text:p>
      <text:p text:style-name="P33">}</text:p>
      <text:h text:style-name="P41" text:outline-level="3"/>
      <text:p text:style-name="P21">Response (application/json) 200</text:p>
      <text:list xml:id="list215015719787848" text:continue-numbering="true" text:style-name="L9">
        <text:list-item>
          <text:p text:style-name="P9">Body</text:p>
        </text:list-item>
      </text:list>
      <text:p text:style-name="P27">{</text:p>
      <text:p text:style-name="P34"><text:s text:c="2"/>"id": 2,</text:p>
      <text:p text:style-name="P34"><text:s text:c="2"/>"username": "test_user",</text:p>
      <text:p text:style-name="P34"><text:s text:c="2"/>"email": "test_user@zanvork.com",</text:p>
      <text:p text:style-name="P34"><text:s text:c="2"/>"roles": [</text:p>
      <text:p text:style-name="P34"><text:s text:c="4"/>"ROLE_USER"</text:p>
      <text:p text:style-name="P34"><text:s text:c="2"/>]</text:p>
      <text:p text:style-name="P34">}</text:p>
      <text:h text:style-name="P40" text:outline-level="3"/>
      <text:h text:style-name="P43" text:outline-level="3"><text:bookmark-start text:name="__RefHeading___Toc140_236450557"/><text:span text:style-name="T4">Change password [PUT /password]</text:span><text:bookmark-end text:name="__RefHeading___Toc140_236450557"/></text:h>
      <text:h text:style-name="P39" text:outline-level="3"/>
      <text:h text:style-name="P43" text:outline-level="3"><text:bookmark-start text:name="__RefHeading___Toc142_236450557"/><text:span text:style-name="T4">Admin Delete user [DELETE /admin/{userid}]</text:span><text:bookmark-end text:name="__RefHeading___Toc142_236450557"/></text:h>
      <text:h text:style-name="P39" text:outline-level="3"/>
      <text:h text:style-name="P43" text:outline-level="3"><text:bookmark-start text:name="__RefHeading___Toc144_236450557"/><text:span text:style-name="T4">Admin Change password</text:span> [<text:span text:style-name="T4">PUT</text:span> /<text:span text:style-name="T4">admin/password</text:span>]<text:bookmark-end text:name="__RefHeading___Toc144_236450557"/></text:h>
      <text:p text:style-name="P12"/>
      <text:h text:style-name="P44" text:outline-level="2"/>
      <text:h text:style-name="P47" text:outline-level="2"><text:bookmark-start text:name="__RefHeading___Toc115_236450557"/>Characters [/characters]<text:bookmark-end text:name="__RefHeading___Toc115_236450557"/></text:h>
      <text:p text:style-name="P1"/>
      <text:h text:style-name="P44" text:outline-level="2"/>
      <text:h text:style-name="P47" text:outline-level="2"><text:bookmark-start text:name="__RefHeading___Toc117_236450557"/>Guilds [/guilds]<text:bookmark-end text:name="__RefHeading___Toc117_236450557"/></text:h>
      <text:p text:style-name="P1"/>
      <text:h text:style-name="P44" text:outline-level="2"/>
      <text:h text:style-name="P47" text:outline-level="2"><text:bookmark-start text:name="__RefHeading___Toc119_236450557"/>Teams [/teams]<text:bookmark-end text:name="__RefHeading___Toc119_236450557"/>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3:21:42.823512336</meta:creation-date>
    <dc:date>2015-10-29T21:50:15.110313109</dc:date>
    <meta:editing-duration>PT1H8M37S</meta:editing-duration>
    <meta:editing-cycles>11</meta:editing-cycles>
    <meta:generator>LibreOffice/5.0.2.2$Linux_X86_64 LibreOffice_project/00m0$Build-2</meta:generator>
    <meta:document-statistic meta:table-count="0" meta:image-count="0" meta:object-count="0" meta:page-count="11" meta:paragraph-count="98" meta:word-count="299" meta:character-count="2096" meta:non-whitespace-character-count="1821"/>
  </office:meta>
</office:document-meta>
</file>